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1_21-06-22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2_01-40-01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2_01-40-0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2_11-33-3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2_14-20-07_000.jpg</text:p>
          </table:table-cell>
          <table:table-cell table:style-name="ce36" office:value-type="string">
            <text:p>:m RES 1*2 / free# JVEMV6 68#_236:1 / 68. theoretical-physics(tp) / topics=量子力学,w=スリット,doc=r-7-A1~1.1.1#2.5,s=~,i=~,other=q+:炭。１グラム。何モルか？;memo+:「自由度」について。図解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2 / free# JVEMV6 68#_236:1 / 68. theoretical-physics(tp) / topics=量子力学,w=スリット,doc=r-7-A1~1.1.1#2.5,s=~,i=~,other=q+:炭。１グラム。何モルか？;memo+:「自由度」について。図解">
            <text:p>:m RES 1*2 / free# JVEMV6 68#_236:1 / 68. theoretical-physics(tp) / topics=量子力学,w=スリット,doc=r-7-A1~1.1.1#2.5,s=~,i=~,other=q+:炭。１グラム。何モルか？;memo+:「自由度」について。図解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2_14-20-27_000.jpg</text:p>
          </table:table-cell>
          <table:table-cell table:style-name="ce36" office:value-type="string">
            <text:p>:m RES 2*2 / free# JVEMV6 68#_236:1 / 68. theoretical-physics(tp) / topics=量子力学,w=スリット,doc=r-7-A1~1.1.1#2.5,s=~,i=~,other=memo+:「自由度」について。図解。~found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2*2 / free# JVEMV6 68#_236:1 / 68. theoretical-physics(tp) / topics=量子力学,w=スリット,doc=r-7-A1~1.1.1#2.5,s=~,i=~,other=memo+:「自由度」について。図解。~found+">
            <text:p>:m RES 2*2 / free# JVEMV6 68#_236:1 / 68. theoretical-physics(tp) / topics=量子力学,w=スリット,doc=r-7-A1~1.1.1#2.5,s=~,i=~,other=memo+:「自由度」について。図解。~found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2_16-09-47_000.jpg</text:p>
          </table:table-cell>
          <table:table-cell table:style-name="ce36" office:value-type="string">
            <text:p>:m :篠笛,shinobue #*# / session-memo / s.1~* / picture=lip-shape:音。雑音が出ないようにする。口の形,other=see-also:file:2022-04-22_18-42-56_000.jpg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篠笛,shinobue #*# / session-memo / s.1~* / picture=lip-shape:音。雑音が出ないようにする。口の形,other=see-also:file:2022-04-22_18-42-56_000.jpg">
            <text:p>:m :篠笛,shinobue #*# / session-memo / s.1~* / picture=lip-shape:音。雑音が出ないようにする。口の形,other=see-also:file:2022-04-22_18-42-56_000.jpg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2_17-59-08_000.jpg</text:p>
          </table:table-cell>
          <table:table-cell table:style-name="ce36" office:value-type="string">
            <text:p>:m RES 1*1 / free# JVEMV6 68#_236:2 / 68. theoretical-physics(tp) / topics=量子力学,w=スリット,doc=r-7-A1~1.1.1#5-2.3,s=~,i=~,other=calc+:サインカーブ。長さ。積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1 / free# JVEMV6 68#_236:2 / 68. theoretical-physics(tp) / topics=量子力学,w=スリット,doc=r-7-A1~1.1.1#5-2.3,s=~,i=~,other=calc+:サインカーブ。長さ。積分">
            <text:p>:m RES 1*1 / free# JVEMV6 68#_236:2 / 68. theoretical-physics(tp) / topics=量子力学,w=スリット,doc=r-7-A1~1.1.1#5-2.3,s=~,i=~,other=calc+:サインカーブ。長さ。積分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2_18-42-56_000.jpg</text:p>
          </table:table-cell>
          <table:table-cell table:style-name="ce36" office:value-type="string">
            <text:p>:m :篠笛,shinobue #*# / session-memo / s.1~* / picture=lip-shape:音。雑音が出ないようにする。口の形,other=see-also:<text:a xlink:href="../../../../../../../../2022-04-22_16-09-47_000.jpg">file:2022-04-22_16-09-47_000.jpg</text:a>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session-memo / s.1~* / picture=lip-shape:音。雑音が出ないようにする。口の形,other=see-also:file:2022-04-22_16-09-47_000.jpg">
            <text:p>:m :篠笛,shinobue #*# / session-memo / s.1~* / picture=lip-shape:音。雑音が出ないようにする。口の形,other=see-also:file:2022-04-22_16-09-47_000.jpg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3">2022/04/23</text:date>, <text:time>11:39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3T11:39:20.56</dc:date>
    <dc:creator>iwabuchi ken</dc:creator>
    <meta:editing-duration>P46DT13H9M41S</meta:editing-duration>
    <meta:editing-cycles>14987</meta:editing-cycles>
    <meta:document-statistic meta:table-count="2" meta:cell-count="479" meta:object-count="0"/>
    <meta:user-defined meta:name="qrichtext">1</meta:user-defined>
  </office:meta>
</office:document-meta>
</file>